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27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956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0.903cm" fo:break-before="auto" style:use-optimal-row-height="true"/>
    </style:style>
    <style:style style:name="ro32" style:family="table-row">
      <style:table-row-properties style:row-height="1.328cm" fo:break-before="auto" style:use-optimal-row-height="true"/>
    </style:style>
    <style:style style:name="ta1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6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4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5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3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7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Juggernaut</text:p>
          </table:table-cell>
          <table:table-cell table:style-name="ce47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3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2" office:value-type="string">
            <text:p>Lyran Alliance</text:p>
          </table:table-cell>
          <table:table-cell table:style-name="ce44" table:number-columns-spanned="16" table:number-rows-spanned="1"/>
          <table:covered-table-cell table:number-columns-repeated="12" table:style-name="ce44"/>
          <table:covered-table-cell table:number-columns-repeated="2" table:style-name="ce15"/>
          <table:covered-table-cell table:style-name="ce44"/>
          <table:table-cell table:style-name="ce4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31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32">
          <table:table-cell table:style-name="ce3" office:value-type="string">
            <text:p>Commando COM-3A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Std</text:p>
            <text:p>(48)</text:p>
          </table:table-cell>
          <table:table-cell office:value-type="float" office:value="540">
            <text:p>540</text:p>
          </table:table-cell>
          <table:table-cell office:value-type="string">
            <text:p>2 x SRM-6 (1t)</text:p>
            <text:p>1 x M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2">
          <table:table-cell table:style-name="ce43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1t)</text:p>
            <text:p>1 x SSRM-2 (1t)</text:p>
            <text:p>2 x ER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2">
          <table:table-cell table:style-name="ce4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Juggerna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1" office:value-type="string">
            <text:p>Capellan Confeder.</text:p>
          </table:table-cell>
          <table:table-cell table:style-name="ce38" table:number-columns-spanned="16" table:number-rows-spanned="1"/>
          <table:covered-table-cell table:number-columns-repeated="12" table:style-name="ce38"/>
          <table:covered-table-cell table:number-columns-repeated="2" table:style-name="ce15"/>
          <table:covered-table-cell table:style-name="ce38"/>
          <table:table-cell table:style-name="ce3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7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7"/>
        </table:table-row>
        <table:table-row table:style-name="ro20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2020-07-26</text:date>, <text:time>11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26T11:52:25.27</dc:date>
    <meta:editing-duration>P33DT1H31M22S</meta:editing-duration>
    <meta:editing-cycles>162</meta:editing-cycles>
    <meta:generator>OpenOffice/4.1.7$Win32 OpenOffice.org_project/417m1$Build-9800</meta:generator>
    <meta:document-statistic meta:table-count="10" meta:cell-count="2487" meta:object-count="0"/>
  </office:meta>
</office:document-meta>
</file>